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officeooo:rsid="0018d95d" officeooo:paragraph-rsid="0018d95d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officeooo:rsid="00210e00" officeooo:paragraph-rsid="00210e0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officeooo:rsid="000321ea" officeooo:paragraph-rsid="0017688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officeooo:rsid="000321ea" officeooo:paragraph-rsid="00478dd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officeooo:rsid="0004ab20" officeooo:paragraph-rsid="0017688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7688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176886"/>
    </style:style>
    <style:style style:name="P12" style:family="paragraph" style:parent-style-name="Standard" style:master-page-name="Standard">
      <style:paragraph-properties fo:text-align="start" style:justify-single-word="false" style:page-number="auto"/>
      <style:text-properties style:font-name="Liberation Sans" fo:font-size="12pt" officeooo:rsid="00027320" officeooo:paragraph-rsid="00176886" style:font-size-asian="12pt" style:font-size-complex="12pt"/>
    </style:style>
    <style:style style:name="T1" style:family="text">
      <style:text-properties officeooo:rsid="000321ea"/>
    </style:style>
    <style:style style:name="T2" style:family="text">
      <style:text-properties officeooo:rsid="000715d9"/>
    </style:style>
    <style:style style:name="T3" style:family="text">
      <style:text-properties officeooo:rsid="0008c33c"/>
    </style:style>
    <style:style style:name="T4" style:family="text">
      <style:text-properties officeooo:rsid="00176886"/>
    </style:style>
    <style:style style:name="T5" style:family="text">
      <style:text-properties officeooo:rsid="0017c7fb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0321ea"/>
    </style:style>
    <style:style style:name="T8" style:family="text">
      <style:text-properties style:font-name="Liberation Sans" fo:language="en" fo:country="US" officeooo:rsid="00a1a3fe" style:font-name-asian="宋体" style:language-asian="zh" style:country-asian="CN" style:font-name-complex="Times New Roman1" style:language-complex="ar" style:country-complex="SA"/>
    </style:style>
    <style:style style:name="T9" style:family="text">
      <style:text-properties style:font-name="Liberation Sans" officeooo:rsid="0017c7fb"/>
    </style:style>
    <style:style style:name="T10" style:family="text">
      <style:text-properties style:font-name="Liberation Sans" officeooo:rsid="00425016"/>
    </style:style>
    <style:style style:name="T11" style:family="text">
      <style:text-properties style:font-name="Liberation Sans" officeooo:rsid="00431891"/>
    </style:style>
    <style:style style:name="T12" style:family="text">
      <style:text-properties style:font-name="Liberation Sans" officeooo:rsid="0044fda1"/>
    </style:style>
    <style:style style:name="T13" style:family="text">
      <style:text-properties style:font-name="Liberation Sans" officeooo:rsid="0045f184"/>
    </style:style>
    <style:style style:name="T14" style:family="text">
      <style:text-properties style:font-name="Liberation Sans" fo:font-size="12pt" style:font-size-asian="12pt" style:font-size-complex="12pt"/>
    </style:style>
    <style:style style:name="T15" style:family="text">
      <style:text-properties style:font-name="Liberation Sans" fo:font-size="12pt" officeooo:rsid="00180984" style:font-size-asian="12pt" style:font-size-complex="12pt"/>
    </style:style>
    <style:style style:name="T16" style:family="text">
      <style:text-properties style:font-name="Liberation Sans" fo:font-size="12pt" officeooo:rsid="0004ab20" style:font-size-asian="12pt" style:font-size-complex="12pt"/>
    </style:style>
    <style:style style:name="T17" style:family="text">
      <style:text-properties style:font-name="Liberation Sans" fo:font-size="12pt" officeooo:rsid="004fde4a" style:font-size-asian="12pt" style:font-size-complex="12pt"/>
    </style:style>
    <style:style style:name="T18" style:family="text">
      <style:text-properties style:font-name="Liberation Sans" fo:font-size="12pt" officeooo:rsid="0050475c" style:font-size-asian="12pt" style:font-size-complex="12pt"/>
    </style:style>
    <style:style style:name="T19" style:family="text">
      <style:text-properties style:font-name="Liberation Sans" fo:font-size="12pt" officeooo:rsid="0051e95e" style:font-size-asian="12pt" style:font-size-complex="12pt"/>
    </style:style>
    <style:style style:name="T20" style:family="text">
      <style:text-properties style:font-name="Liberation Sans" fo:font-size="12pt" officeooo:rsid="004e2e7b" style:font-size-asian="12pt" style:font-size-complex="12pt"/>
    </style:style>
    <style:style style:name="T21" style:family="text">
      <style:text-properties style:font-name="Liberation Sans" fo:font-size="12pt" officeooo:rsid="000b33a6" style:font-size-asian="12pt" style:font-size-complex="12pt"/>
    </style:style>
    <style:style style:name="T22" style:family="text">
      <style:text-properties style:font-name="Liberation Sans" fo:font-size="12pt" officeooo:rsid="005b5583" style:font-size-asian="12pt" style:font-size-complex="12pt"/>
    </style:style>
    <style:style style:name="T23" style:family="text">
      <style:text-properties style:font-name="Liberation Sans" fo:font-size="12pt" officeooo:rsid="0076d380" style:font-size-asian="12pt" style:font-size-complex="12pt"/>
    </style:style>
    <style:style style:name="T24" style:family="text">
      <style:text-properties style:font-name="Liberation Sans" fo:font-size="12pt" officeooo:rsid="00797d2a" style:font-size-asian="12pt" style:font-size-complex="12pt"/>
    </style:style>
    <style:style style:name="T25" style:family="text">
      <style:text-properties style:font-name="Liberation Sans" fo:font-size="12pt" officeooo:rsid="007a4277" style:font-size-asian="12pt" style:font-size-complex="12pt"/>
    </style:style>
    <style:style style:name="T26" style:family="text">
      <style:text-properties style:font-name="Liberation Sans" fo:font-size="12pt" officeooo:rsid="00848383" style:font-size-asian="12pt" style:font-size-complex="12pt"/>
    </style:style>
    <style:style style:name="T27" style:family="text">
      <style:text-properties style:font-name="Liberation Sans" fo:font-size="12pt" officeooo:rsid="0085f394" style:font-size-asian="12pt" style:font-size-complex="12pt"/>
    </style:style>
    <style:style style:name="T28" style:family="text">
      <style:text-properties style:font-name="Liberation Sans" fo:font-size="12pt" officeooo:rsid="0088c41c" style:font-size-asian="12pt" style:font-size-complex="12pt"/>
    </style:style>
    <style:style style:name="T29" style:family="text">
      <style:text-properties style:font-name="Liberation Sans" fo:font-size="12pt" officeooo:rsid="008a841d" style:font-size-asian="12pt" style:font-size-complex="12pt"/>
    </style:style>
    <style:style style:name="T30" style:family="text">
      <style:text-properties style:font-name="Liberation Sans" fo:font-size="12pt" officeooo:rsid="0095329c" style:font-size-asian="12pt" style:font-size-complex="12pt"/>
    </style:style>
    <style:style style:name="T31" style:family="text">
      <style:text-properties style:font-name="Liberation Sans" fo:font-size="12pt" officeooo:rsid="0099bedd" style:font-size-asian="12pt" style:font-size-complex="12pt"/>
    </style:style>
    <style:style style:name="T32" style:family="text">
      <style:text-properties style:font-name="Liberation Sans" fo:font-size="12pt" officeooo:rsid="009d27f1" style:font-size-asian="12pt" style:font-size-complex="12pt"/>
    </style:style>
    <style:style style:name="T33" style:family="text">
      <style:text-properties style:font-name="Liberation Sans" fo:font-size="12pt" officeooo:rsid="00ad4099" style:font-size-asian="12pt" style:font-size-complex="12pt"/>
    </style:style>
    <style:style style:name="T34" style:family="text">
      <style:text-properties style:font-name="Liberation Sans" fo:font-size="12pt" officeooo:rsid="00afe14c" style:font-size-asian="12pt" style:font-size-complex="12pt"/>
    </style:style>
    <style:style style:name="T35" style:family="text">
      <style:text-properties style:font-name="Liberation Sans" fo:font-size="12pt" officeooo:rsid="00b18305" style:font-size-asian="12pt" style:font-size-complex="12pt"/>
    </style:style>
    <style:style style:name="T36" style:family="text">
      <style:text-properties style:font-name="Liberation Sans" fo:font-size="12pt" officeooo:rsid="00b2eb89" style:font-size-asian="12pt" style:font-size-complex="12pt"/>
    </style:style>
    <style:style style:name="T37" style:family="text">
      <style:text-properties style:font-name="Liberation Sans" fo:font-size="12pt" officeooo:rsid="00b68e74" style:font-size-asian="12pt" style:font-size-complex="12pt"/>
    </style:style>
    <style:style style:name="T38" style:family="text">
      <style:text-properties style:font-name="Liberation Sans" fo:font-size="12pt" officeooo:rsid="00b85c08" style:font-size-asian="12pt" style:font-size-complex="12pt"/>
    </style:style>
    <style:style style:name="T39" style:family="text">
      <style:text-properties style:font-name="Liberation Sans" fo:font-size="12pt" fo:language="en" fo:country="US" officeooo:rsid="0004ab20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0" style:family="text">
      <style:text-properties style:font-name="Liberation Sans" fo:font-size="12pt" fo:language="en" fo:country="US" officeooo:rsid="0051e95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1" style:family="text">
      <style:text-properties style:font-name="Liberation Sans" fo:font-size="12pt" fo:language="en" fo:country="US" officeooo:rsid="005cf812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2" style:family="text">
      <style:text-properties style:font-name="Liberation Sans" fo:font-size="12pt" fo:language="en" fo:country="US" officeooo:rsid="0076d380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3" style:family="text">
      <style:text-properties style:font-name="Liberation Sans" fo:font-size="12pt" fo:language="en" fo:country="US" officeooo:rsid="007fcfbf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4" style:family="text">
      <style:text-properties style:font-name="Liberation Sans" fo:font-size="12pt" fo:language="en" fo:country="US" officeooo:rsid="008da55c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5" style:family="text">
      <style:text-properties style:font-name="Liberation Sans" fo:font-size="12pt" fo:language="en" fo:country="US" officeooo:rsid="009870bb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6" style:family="text">
      <style:text-properties style:font-name="Liberation Sans" fo:font-size="12pt" fo:language="en" fo:country="US" officeooo:rsid="009a5c3d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7" style:family="text">
      <style:text-properties style:font-name="Liberation Sans" fo:font-size="12pt" fo:language="en" fo:country="US" officeooo:rsid="00b0a02d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8" style:family="text">
      <style:text-properties style:font-name="Liberation Sans" officeooo:rsid="00564299"/>
    </style:style>
    <style:style style:name="T49" style:family="text">
      <style:text-properties style:font-name="Liberation Sans" officeooo:rsid="001e7e12"/>
    </style:style>
    <style:style style:name="T50" style:family="text">
      <style:text-properties style:font-name="Liberation Sans" officeooo:rsid="00a3e2a5"/>
    </style:style>
    <style:style style:name="T51" style:family="text">
      <style:text-properties style:font-name="Liberation Sans" officeooo:rsid="00a58d29"/>
    </style:style>
    <style:style style:name="T52" style:family="text">
      <style:text-properties style:font-name="Liberation Sans" officeooo:rsid="00a5f762"/>
    </style:style>
    <style:style style:name="T53" style:family="text">
      <style:text-properties style:font-name="Liberation Sans" officeooo:rsid="00a65991"/>
    </style:style>
    <style:style style:name="T54" style:family="text">
      <style:text-properties officeooo:rsid="00180984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1f115f" style:font-size-asian="10.5pt" style:font-size-complex="10.5pt"/>
    </style:style>
    <style:style style:name="T57" style:family="text">
      <style:text-properties officeooo:rsid="00347843"/>
    </style:style>
    <style:style style:name="T58" style:family="text">
      <style:text-properties officeooo:rsid="0039a421"/>
    </style:style>
    <style:style style:name="T59" style:family="text">
      <style:text-properties officeooo:rsid="003e1bb5"/>
    </style:style>
    <style:style style:name="T60" style:family="text">
      <style:text-properties officeooo:rsid="003e75f9"/>
    </style:style>
    <style:style style:name="T61" style:family="text">
      <style:text-properties officeooo:rsid="00478ddf"/>
    </style:style>
    <style:style style:name="T62" style:family="text">
      <style:text-properties officeooo:rsid="008f185b"/>
    </style:style>
    <style:style style:name="T63" style:family="text">
      <style:text-properties officeooo:rsid="009ec1ef"/>
    </style:style>
    <style:style style:name="T64" style:family="text">
      <style:text-properties officeooo:rsid="00a0096c"/>
    </style:style>
    <style:style style:name="T65" style:family="text">
      <style:text-properties officeooo:rsid="00a72a63"/>
    </style:style>
    <style:style style:name="T66" style:family="text">
      <style:text-properties officeooo:rsid="00a80214"/>
    </style:style>
    <style:style style:name="T67" style:family="text">
      <style:text-properties officeooo:rsid="00a9f29e"/>
    </style:style>
    <style:style style:name="T68" style:family="text">
      <style:text-properties officeooo:rsid="00aa5deb"/>
    </style:style>
    <style:style style:name="T69" style:family="text">
      <style:text-properties officeooo:rsid="00b95d7b"/>
    </style:style>
    <style:style style:name="T70" style:family="text">
      <style:text-properties officeooo:rsid="00befc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 meditação é enganosamente simples. Em certo sentido, as instruções completas são: "Esteja aqui - agora!"</text:p>
      <text:p text:style-name="P3"/>
      <text:p text:style-name="P3">Isto pode parecer não ter sentido. Você poderá responder: "Estou aqui, agora. Como é que poderia não ser assim?" O resto deste curso é dedicado a explicar como pode não estar totalmente aqui, agora - e formas de voltar<text:span text:style-name="T57"> </text:span>aqui e agora.</text:p>
      <text:p text:style-name="P3"/>
      <text:p text:style-name="P3">Há muito a dizer sobre meditação - o suficiente para preencher muitos livros. A meditação pode parecer complexa - mas isso é apenas porque os conceitos que usamos para entender nossas mentes são complexos. Durante este curso, aprenderá como remover esses conceitos e <text:span text:style-name="T70">a</text:span> olhar directamente para a mente. <text:span text:style-name="T63">A</text:span>prenderá a experimentar a simplicidade, a clareza e o poder de <text:span text:style-name="T63">a</text:span> mente <text:span text:style-name="T58">des</text:span>conceituada.</text:p>
      <text:p text:style-name="P3"/>
      <text:p text:style-name="P4">Medita<text:span text:style-name="T1">ção</text:span></text:p>
      <text:p text:style-name="P4"/>
      <text:p text:style-name="P5">Sent<text:span text:style-name="T64">a</text:span> <text:span text:style-name="T59">em algum</text:span> sítio silencioso. Silêncio total não é necessário – mas m<text:span text:style-name="T2">ú</text:span>sica, barulho d<text:span text:style-name="T60">a</text:span> televisão, ou pessoas a falar ser<text:span text:style-name="T3">á</text:span> distractivo. Alguns tipos de meditação podem ser realizad<text:span text:style-name="T5">o</text:span>s enquanto se ouve música – mas não este método. </text:p>
      <text:p text:style-name="P3"/>
      <text:p text:style-name="P10"><text:span text:style-name="T7">Sent</text:span><text:span text:style-name="T8">a</text:span><text:span text:style-name="T7"> confortavelmente. Sentar numa cadeira </text:span><text:span text:style-name="T48">está ok</text:span><text:span text:style-name="T7">. Se estiver acostumad</text:span><text:span text:style-name="T10">i</text:span><text:span text:style-name="T7"> a sentar sobre uma almofada no chão - e pode faz</text:span><text:span text:style-name="T50">er isso</text:span><text:span text:style-name="T7"> facilmente – </text:span><text:span text:style-name="T51">também está ok</text:span><text:span text:style-name="T7">. Sent</text:span><text:span text:style-name="T52">a</text:span><text:span text:style-name="T7"> razoavelmente erect</text:span><text:span text:style-name="T11">i</text:span><text:span text:style-name="T7">, mas não</text:span><text:span text:style-name="T12"> </text:span><text:span text:style-name="T7">esforç</text:span><text:span text:style-name="T53">a</text:span><text:span text:style-name="T7"> para alcançar qualquer postura particular.</text:span></text:p>
      <text:p text:style-name="P3"/>
      <text:p text:style-name="P5">Us<text:span text:style-name="T65">a</text:span> roupas soltas e confortáveis. Solt<text:span text:style-name="T66">a</text:span> o cinto se estiver apertado.</text:p>
      <text:p text:style-name="P5"/>
      <text:p text:style-name="P6">Fech<text:span text:style-name="T67">a os</text:span> olhos quase totalmente, de <text:span text:style-name="T61">maneira a</text:span> que uma pequena luz <text:span text:style-name="T6">entre, mas em que não </text:span><text:span text:style-name="T49">fi</text:span><text:span text:style-name="T68">ca</text:span><text:span text:style-name="T49"> em grande escuridão</text:span><text:span text:style-name="T6">.</text:span></text:p>
      <text:p text:style-name="P3"/>
      <text:p text:style-name="P11"><text:span text:style-name="T14">Quando pensamentos v</text:span><text:span text:style-name="T21">ê</text:span><text:span text:style-name="T14">m – deixa-os vir. Quando pensamentos vão – deixa-os ir. Se encontra </text:span><text:span text:style-name="T41">em envolvimento com uma</text:span><text:span text:style-name="T14"> corrente de pensamentos, deix</text:span><text:span text:style-name="T33">a</text:span><text:span text:style-name="T14"> </text:span><text:span text:style-name="T29">o envolvimento </text:span><text:span text:style-name="T30">pensativo</text:span><text:span text:style-name="T14">. Continu</text:span><text:span text:style-name="T34">a</text:span><text:span text:style-name="T14"> a deix</text:span><text:span text:style-name="T24">ar </text:span><text:span text:style-name="T29">o envolvimento</text:span><text:span text:style-name="T16">. Permaneça</text:span><text:span text:style-name="T43"> deixa</text:span><text:span text:style-name="T47">ndo</text:span><text:span text:style-name="T16">. </text:span><text:span text:style-name="T45">Apenas d</text:span><text:span text:style-name="T26">eix</text:span><text:span text:style-name="T35">a</text:span><text:span text:style-name="T26"> </text:span><text:span text:style-name="T32">seguir</text:span><text:span text:style-name="T16">. Aconteça o que acontecer – deix</text:span><text:span text:style-name="T35">a</text:span><text:span text:style-name="T16"> isso</text:span><text:span text:style-name="T25"> </text:span><text:span text:style-name="T31">estar</text:span><text:span text:style-name="T27"> onde </text:span><text:span text:style-name="T28">isso </text:span><text:span text:style-name="T27">é</text:span><text:span text:style-name="T16">.</text:span></text:p>
      <text:p text:style-name="P3"/>
      <text:p text:style-name="P11"><text:span text:style-name="T16">Se</text:span><text:span text:style-name="T15"> </text:span><text:span text:style-name="T16">sent</text:span><text:span text:style-name="T20">ir</text:span><text:span text:style-name="T16"> bem – não agarr</text:span><text:span text:style-name="T36">a</text:span><text:span text:style-name="T16"> a pensamentos positivos. Se sent</text:span><text:span text:style-name="T18">ir</text:span><text:span text:style-name="T16"> mal – não rejeit</text:span><text:span text:style-name="T37">a</text:span><text:span text:style-name="T16"> pensamentos negativos. Especialmente importante: se</text:span><text:span text:style-name="T19"> não sentir</text:span><text:span text:style-name="T16"> </text:span><text:span text:style-name="T39">a</text:span><text:span text:style-name="T40">lgo</text:span><text:span text:style-name="T16"> em particular – não deix</text:span><text:span text:style-name="T38">a</text:span><text:span text:style-name="T16"> </text:span><text:span text:style-name="T46">ir</text:span><text:span text:style-name="T16"> n</text:span><text:span text:style-name="T23">a</text:span><text:span text:style-name="T16"> </text:span><text:span text:style-name="T39">f</text:span><text:span text:style-name="T42">alta de senti</text:span><text:span text:style-name="T44">mento</text:span><text:span text:style-name="T16">.</text:span></text:p>
      <text:p text:style-name="P3"/>
      <text:p text:style-name="P7">Mant<text:span text:style-name="T4">enha i presente</text:span>.</text:p>
      <text:p text:style-name="P7"/>
      <text:p text:style-name="P8">Tent<text:span text:style-name="T69">a</text:span> durante cinco minutos. Se sentir ambiciosi, tent<text:span text:style-name="T69">a</text:span> dez minutos. Veja como corre.</text:p>
      <text:p text:style-name="P9"/>
      <text:p text:style-name="P1"><text:span text:style-name="T56">original: </text:span><text:a xlink:type="simple" xlink:href="http://www.aromeditation.org/" text:style-name="Internet_20_link" text:visited-style-name="Visited_20_Internet_20_Link"><text:span text:style-name="T55">www.aromeditation.org</text:span></text:a></text:p>
      <text:p text:style-name="P2"><text:span text:style-name="T55">restruturação: </text:span><text:a xlink:type="simple" xlink:href="http://www.brighterdan.com/" text:style-name="Internet_20_link" text:visited-style-name="Visited_20_Internet_20_Link"><text:span text:style-name="T55">www.brighterdan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0T09:38:00</meta:creation-date>
    <meta:initial-creator>daniel</meta:initial-creator>
    <meta:print-date>2019-02-10T08:56:00</meta:print-date>
    <dc:date>2020-05-19T20:55:29.389200106</dc:date>
    <meta:editing-cycles>124</meta:editing-cycles>
    <meta:editing-duration>PT3H33M7S</meta:editing-duration>
    <meta:generator>LibreOffice/6.3.6.2$Linux_X86_64 LibreOffice_project/30$Build-2</meta:generator>
    <meta:document-statistic meta:table-count="0" meta:image-count="0" meta:object-count="0" meta:page-count="1" meta:paragraph-count="14" meta:word-count="320" meta:character-count="2066" meta:non-whitespace-character-count="1750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